
<file path=META-INF/manifest.xml><?xml version="1.0" encoding="utf-8"?>
<manifest:manifest xmlns:manifest="urn:oasis:names:tc:opendocument:xmlns:manifest:1.0">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smil="urn:oasis:names:tc:opendocument:xmlns:smil-compatible:1.0" xmlns:koffice="http://www.koffice.org/2005/" xmlns:dc="http://purl.org/dc/elements/1.1/" xmlns:xlink="http://www.w3.org/1999/xlink" office:version="1.2">
  <office:automatic-styles>
    <style:style style:name="P1" style:family="paragraph">
      <style:paragraph-properties style:master-page-name="Standard1"/>
      <style:text-properties fo:color="#000000" fo:font-family="Sans Serif" fo:font-size="12.000000000000000pt"/>
    </style:style>
    <style:style style:name="P2" style:family="paragraph">
      <style:text-properties fo:color="#000000" fo:font-family="Sans Serif" fo:font-size="12.000000000000000pt"/>
    </style:style>
  </office:automatic-styles>
  <office:body>
    <office:text>
      <text:tracked-changes/>
      <text:page-sequence>
        <text:page text:master-page-name="Standard1"/>
        <text:page text:master-page-name="Standard1"/>
        <text:page text:master-page-name="Standard1"/>
        <text:page text:master-page-name="Standard1"/>
      </text:page-sequence>
      <text:p text:style-name="P1">Comandos Auxiliares:</text:p>
      <text:p text:style-name="P2"/>
      <text:p text:style-name="P2">*Nombre del comando: <text:s text:c="2"/>bloquearProceso</text:p>
      <text:p text:style-name="P2"/>
      <text:p text:style-name="P2">*Justificación de su uso</text:p>
      <text:p text:style-name="P2"/>
      <text:p text:style-name="P2">Este comando se utiliza para permitir ejecutar un comando sólo una vez y no permitir ejecutar el mismo comando en simultáneo, para ello el mismo genera un archivo de lock.</text:p>
      <text:p text:style-name="P2"/>
      <text:p text:style-name="P2">*Archivos de Input</text:p>
      <text:p text:style-name="P2"/>
      <text:p text:style-name="P2">Ninguno.</text:p>
      <text:p text:style-name="P2"/>
      <text:p text:style-name="P2">*Archivos de Output</text:p>
      <text:p text:style-name="P2"/>
      <text:p text:style-name="P2">Si es la primera vez que se lo ejecuta, es decir, si este comando no se encontraba ejecutándose en ese momento, genera el archivo de lock. Éste archivo conforma su nombre de la siguiente manera: ".lock_comandoqueloinvoca_corriendo" . Como puede observarse se trata de un archivo oculto.</text:p>
      <text:p text:style-name="P2"/>
      <text:p text:style-name="P2">*Parámetros</text:p>
      <text:p text:style-name="P2"/>
      <text:p text:style-name="P2">Nombre del comando que lo invoca.</text:p>
      <text:p text:style-name="P2"/>
      <text:p text:style-name="P2">*Opciones</text:p>
      <text:p text:style-name="P2"/>
      <text:p text:style-name="P2">Ninguna.</text:p>
      <text:p text:style-name="P2"/>
      <text:p text:style-name="P2">*Ejemplo de invocación</text:p>
      <text:p text:style-name="P2"/>
      <text:p text:style-name="P2">TODO</text:p>
      <text:p text:style-name="P2"/>
      <text:p text:style-name="P2">*Listado del código</text:p>
      <text:p text:style-name="P2"/>
      <text:p text:style-name="P2">TODO</text:p>
      <text:p text:style-name="P2"/>
      <text:p text:style-name="P2"/>
      <text:p text:style-name="P2">*Nombre del comando: <text:s text:c="2"/>desbloquearProceso</text:p>
      <text:p text:style-name="P2"/>
      <text:p text:style-name="P2">*Justificación de su uso</text:p>
      <text:p text:style-name="P2"/>
      <text:p text:style-name="P2">Este comando se utiliza para desbloquear un proceso bloqueado mediante el comando bloquearProceso. Para ello elimina el archivo de lock generado por éste último.</text:p>
      <text:p text:style-name="P2"/>
      <text:p text:style-name="P2">*Archivos de Input</text:p>
      <text:p text:style-name="P2"/>
      <text:p text:style-name="P2">Archivo de lock del proceso invocante (si existe).</text:p>
      <text:p text:style-name="P2"/>
      <text:p text:style-name="P2"/>
      <text:p text:style-name="P2">*Archivos de Output</text:p>
      <text:p text:style-name="P2"/>
      <text:p text:style-name="P2">Ninguno.</text:p>
      <text:p text:style-name="P2"/>
      <text:p text:style-name="P2">*Parámetros</text:p>
      <text:p text:style-name="P2"/>
      <text:p text:style-name="P2">Nombre del comando que lo invoca.</text:p>
      <text:p text:style-name="P2"/>
      <text:p text:style-name="P2">*Opciones</text:p>
      <text:p text:style-name="P2"/>
      <text:p text:style-name="P2">Ninguna.</text:p>
      <text:p text:style-name="P2"/>
      <text:p text:style-name="P2">*Ejemplo de invocación</text:p>
      <text:p text:style-name="P2"/>
      <text:p text:style-name="P2">TODO</text:p>
      <text:p text:style-name="P2"/>
      <text:p text:style-name="P2">*Listado del código</text:p>
      <text:p text:style-name="P2"/>
      <text:p text:style-name="P2">TODO</text:p>
      <text:p text:style-name="P2"/>
      <text:p text:style-name="P2"/>
      <text:p text:style-name="P2"/>
      <text:p text:style-name="P2">*Nombre del comando: <text:s/>estaCorriendo</text:p>
      <text:p text:style-name="P2"/>
      <text:p text:style-name="P2">*Justificación de su uso</text:p>
      <text:p text:style-name="P2"/>
      <text:p text:style-name="P2">Éste comando se utiliza para verificar si el proceso ya se encuentra corriendo en ese momento. Se lo utiliza en conjunto con los comandos bloquearProceso y desbloquearProceso.</text:p>
      <text:p text:style-name="P2"/>
      <text:p text:style-name="P2">*Archivos de Input</text:p>
      <text:p text:style-name="P2"/>
      <text:p text:style-name="P2">Ninguno.</text:p>
      <text:p text:style-name="P2"/>
      <text:p text:style-name="P2">*Archivos de Output</text:p>
      <text:p text:style-name="P2"/>
      <text:p text:style-name="P2">Ninguno.</text:p>
      <text:p text:style-name="P2"/>
      <text:p text:style-name="P2">*Parámetros</text:p>
      <text:p text:style-name="P2"/>
      <text:p text:style-name="P2">Nombre del comando que lo invoca.</text:p>
      <text:p text:style-name="P2"/>
      <text:p text:style-name="P2">*Opciones</text:p>
      <text:p text:style-name="P2"/>
      <text:p text:style-name="P2">Ninguna.</text:p>
      <text:p text:style-name="P2"/>
      <text:p text:style-name="P2">*Ejemplo de invocación</text:p>
      <text:p text:style-name="P2"/>
      <text:p text:style-name="P2">TODO</text:p>
      <text:p text:style-name="P2"/>
      <text:p text:style-name="P2"/>
      <text:p text:style-name="P2"/>
      <text:p text:style-name="P2">*Listado del código </text:p>
      <text:p text:style-name="P2"/>
      <text:p text:style-name="P2">TODO</text:p>
      <text:p text:style-name="P2"/>
      <text:p text:style-name="P2"/>
      <text:p text:style-name="P2"/>
      <text:p text:style-name="P2">*Nombre del comando: <text:s/>getFechayHora</text:p>
      <text:p text:style-name="P2"/>
      <text:p text:style-name="P2">*Justificación de su uso</text:p>
      <text:p text:style-name="P2"/>
      <text:p text:style-name="P2">Se lo utiliza para generalizar la obtención de la fecha y hora que es necesaria para grabar los registros durante la ejecución de los comandos.</text:p>
      <text:p text:style-name="P2"/>
      <text:p text:style-name="P2">*Archivos de Input</text:p>
      <text:p text:style-name="P2"/>
      <text:p text:style-name="P2">Ninguno.</text:p>
      <text:p text:style-name="P2"/>
      <text:p text:style-name="P2">*Archivos de Output</text:p>
      <text:p text:style-name="P2"/>
      <text:p text:style-name="P2">Ninguno.</text:p>
      <text:p text:style-name="P2"/>
      <text:p text:style-name="P2">*Parámetros</text:p>
      <text:p text:style-name="P2"/>
      <text:p text:style-name="P2">Ninguno.</text:p>
      <text:p text:style-name="P2"/>
      <text:p text:style-name="P2">*Opciones</text:p>
      <text:p text:style-name="P2"/>
      <text:p text:style-name="P2">Ninguno.</text:p>
      <text:p text:style-name="P2"/>
      <text:p text:style-name="P2">*Ejemplo de invocación</text:p>
      <text:p text:style-name="P2"/>
      <text:p text:style-name="P2">TODO</text:p>
      <text:p text:style-name="P2">*Listado del código</text:p>
      <text:p text:style-name="P2"/>
      <text:p text:style-name="P2">TODO</text:p>
      <text:p text:style-name="P2"/>
      <text:p text:style-name="P2"/>
      <text:p text:style-name="P2"/>
      <text:p text:style-name="P2">*Nombre del comando: <text:s/>getUsuario</text:p>
      <text:p text:style-name="P2"/>
      <text:p text:style-name="P2">*Justificación de su uso</text:p>
      <text:p text:style-name="P2"/>
      <text:p text:style-name="P2">Se utiliza para generalizar la obtención del usuario necesario para grabar los registros durante la ejecución de los comandos.</text:p>
      <text:p text:style-name="P2"/>
      <text:p text:style-name="P2">*Archivos de Input</text:p>
      <text:p text:style-name="P2"/>
      <text:p text:style-name="P2">Ninguno.</text:p>
      <text:p text:style-name="P2"/>
      <text:p text:style-name="P2">*Archivos de Output</text:p>
      <text:p text:style-name="P2"/>
      <text:p text:style-name="P2">Ninguno.</text:p>
      <text:p text:style-name="P2"/>
      <text:p text:style-name="P2">*Parámetros</text:p>
      <text:p text:style-name="P2"/>
      <text:p text:style-name="P2">Ninguno.</text:p>
      <text:p text:style-name="P2"/>
      <text:p text:style-name="P2">*Opciones</text:p>
      <text:p text:style-name="P2"/>
      <text:p text:style-name="P2">Ninguno.</text:p>
      <text:p text:style-name="P2"/>
      <text:p text:style-name="P2">*Ejemplo de invocación</text:p>
      <text:p text:style-name="P2"/>
      <text:p text:style-name="P2">TODO</text:p>
      <text:p text:style-name="P2"/>
      <text:p text:style-name="P2">*Listado del código</text:p>
      <text:p text:style-name="P2"/>
      <text:p text:style-name="P2">TODO</text:p>
      <text:p text:style-name="P2"/>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smil="urn:oasis:names:tc:opendocument:xmlns:smil-compatible:1.0" xmlns:koffice="http://www.koffice.org/2005/" xmlns:dc="http://purl.org/dc/elements/1.1/" xmlns:xlink="http://www.w3.org/1999/xlink" office:version="1.2">
  <office:styles>
    <style:default-style style:family="paragraph"/>
    <style:style style:name="Enumerated_20List" style:display-name="Enumerated List" style:family="paragraph" style:list-style-name="Numbering_20Style_20for_20Enumerated_20List">
      <style:text-properties fo:font-size="12.000000000000000pt"/>
    </style:style>
    <style:style style:name="Alphabetical_20List" style:display-name="Alphabetical List" style:family="paragraph" style:list-style-name="Numbering_20Style_20for_20Alphabetical_20List">
      <style:text-properties fo:font-size="12.000000000000000pt"/>
    </style:style>
    <style:style style:name="Bullet_20List" style:display-name="Bullet List" style:family="paragraph" style:list-style-name="Numbering_20Style_20for_20Bullet_20List">
      <style:text-properties fo:font-size="12.000000000000000pt"/>
    </style:style>
    <style:style style:name="Standard" style:display-name="Standard" style:family="paragraph">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Head_201" style:display-name="Head 1" style:family="paragraph" style:list-style-name="Numbering_20Style_20for_20Head_201" style:next-style-name="Standard">
      <style:text-properties fo:font-size="20.000000000000000pt" fo:font-weight="bold"/>
    </style:style>
    <style:style style:name="Head_202" style:display-name="Head 2" style:family="paragraph" style:list-style-name="Numbering_20Style_20for_20Head_202" style:next-style-name="Standard">
      <style:text-properties fo:font-size="16.000000000000000pt" fo:font-weight="bold"/>
    </style:style>
    <style:style style:name="Head_203" style:display-name="Head 3" style:family="paragraph" style:list-style-name="Numbering_20Style_20for_20Head_203" style:next-style-name="Standard">
      <style:text-properties fo:font-size="12.000000000000000pt" fo:font-weight="bold"/>
    </style:style>
    <text:list-style style:name="Numbering_20Style_20for_20Enumerated_20List" style:display-name="Numbering Style for Enumerated List">
      <text:list-level-style-number text:level="1" style:num-suffix="." text:start-value="1" text:display-levels="1" style:num-format="1">
        <style:list-level-properties fo:text-align="start"/>
      </text:list-level-style-number>
    </text:list-style>
    <text:list-style style:name="Numbering_20Style_20for_20Alphabetical_20List" style:display-name="Numbering Style for Alphabetical List">
      <text:list-level-style-number text:level="1" style:num-suffix=")" text:start-value="1" text:display-levels="1" style:num-format="a">
        <style:list-level-properties fo:text-align="start"/>
      </text:list-level-style-number>
    </text:list-style>
    <text:list-style style:name="Numbering_20Style_20for_20Bullet_20List" style:display-name="Numbering Style for Bullet List">
      <text:list-level-style-bullet text:level="1" text:bullet-char="●">
        <style:list-level-properties fo:text-align="start"/>
      </text:list-level-style-bullet>
    </text:list-style>
    <text:list-style style:name="Numbering_20Style_20for_20Head_201" style:display-name="Numbering Style for Head 1">
      <text:list-level-style-number text:level="1" style:num-suffix="." text:start-value="1" text:display-levels="1" style:num-format="1">
        <style:list-level-properties fo:text-align="start"/>
      </text:list-level-style-number>
    </text:list-style>
    <text:list-style style:name="Numbering_20Style_20for_20Head_202" style:display-name="Numbering Style for Head 2">
      <text:list-level-style-number text:level="2" style:num-suffix="." text:start-value="1" text:display-levels="2" style:num-format="1">
        <style:list-level-properties fo:text-align="start"/>
      </text:list-level-style-number>
    </text:list-style>
    <text:list-style style:name="Numbering_20Style_20for_20Head_203" style:display-name="Numbering Style for Head 3">
      <text:list-level-style-number text:level="3" style:num-suffix="." text:start-value="1" text:display-levels="3" style:num-format="1">
        <style:list-level-properties fo:text-align="start"/>
      </text:list-level-style-number>
    </text:list-style>
  </office:styles>
  <office:automatic-styles>
    <style:page-layout style:name="pm1" style:page-usage="all">
      <style:page-layout-properties fo:margin-bottom="42.000000000000000pt" fo:margin-left="57.000000000000000pt" fo:margin-right="57.000000000000000pt" fo:margin-top="42.000000000000000pt" fo:page-height="841.890999999999963pt" fo:page-width="595.277000000000044pt" style:print-orientation="portrait">
    
   </style:page-layout-properties>
    </style:page-layout>
  </office:automatic-styles>
  <office:master-styles>
    <style:master-page style:name="Standard1" style:page-layout-name="pm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KOffice/2.1.2</meta:generator>
    <dc:title/>
    <meta:initial-creator>Unknown</meta:initial-creator>
    <meta:editing-cycles>1</meta:editing-cycles>
    <dc:date>2010-05-07T18:17:47</dc:date>
    <meta:creation-date>2008-08-22T11:41:04</meta:creation-date>
    <dc:creator>Guido</dc:creator>
  </office:meta>
</office:document-meta>
</file>